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BeanNotInitializedException.FactoryBeanNotInitialize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NotInitializedException.FactoryBeanNotInitializ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